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1cd3" officeooo:paragraph-rsid="00181cd3"/>
    </style:style>
    <style:style style:name="P2" style:family="paragraph" style:parent-style-name="Standard">
      <style:paragraph-properties fo:text-align="justify" style:justify-single-word="false"/>
      <style:text-properties officeooo:rsid="00181cd3" officeooo:paragraph-rsid="00181cd3"/>
    </style:style>
    <style:style style:name="P3" style:family="paragraph" style:parent-style-name="Standard">
      <style:paragraph-properties fo:text-align="justify" style:justify-single-word="false"/>
      <style:text-properties officeooo:rsid="001a6bd5" officeooo:paragraph-rsid="001a6bd5"/>
    </style:style>
    <style:style style:name="P4" style:family="paragraph" style:parent-style-name="Standard">
      <style:paragraph-properties fo:text-align="justify" style:justify-single-word="false"/>
      <style:text-properties officeooo:rsid="001ac5ff" officeooo:paragraph-rsid="001ac5ff"/>
    </style:style>
    <style:style style:name="P5" style:family="paragraph" style:parent-style-name="Standard">
      <style:paragraph-properties fo:text-align="justify" style:justify-single-word="false"/>
      <style:text-properties officeooo:rsid="001c57dc" officeooo:paragraph-rsid="001c57dc"/>
    </style:style>
    <style:style style:name="P6" style:family="paragraph" style:parent-style-name="Standard">
      <style:paragraph-properties fo:text-align="justify" style:justify-single-word="false"/>
      <style:text-properties officeooo:rsid="001c57dc" officeooo:paragraph-rsid="001ea1b4"/>
    </style:style>
    <style:style style:name="P7" style:family="paragraph" style:parent-style-name="Standard">
      <style:paragraph-properties fo:text-align="justify" style:justify-single-word="false"/>
      <style:text-properties officeooo:rsid="001e0b28" officeooo:paragraph-rsid="001e0b28"/>
    </style:style>
    <style:style style:name="P8" style:family="paragraph" style:parent-style-name="Standard">
      <style:paragraph-properties fo:text-align="justify" style:justify-single-word="false"/>
      <style:text-properties officeooo:rsid="001ea1b4" officeooo:paragraph-rsid="001ea1b4"/>
    </style:style>
    <style:style style:name="P9" style:family="paragraph" style:parent-style-name="Standard">
      <style:paragraph-properties fo:text-align="justify" style:justify-single-word="false"/>
      <style:text-properties officeooo:rsid="001fc55d" officeooo:paragraph-rsid="001fc55d"/>
    </style:style>
    <style:style style:name="P10" style:family="paragraph" style:parent-style-name="Standard">
      <style:paragraph-properties fo:text-align="justify" style:justify-single-word="false"/>
      <style:text-properties officeooo:rsid="0020bab1" officeooo:paragraph-rsid="0022586c"/>
    </style:style>
    <style:style style:name="P11" style:family="paragraph" style:parent-style-name="Standard">
      <style:paragraph-properties fo:text-align="justify" style:justify-single-word="false"/>
      <style:text-properties officeooo:rsid="0023aac9" officeooo:paragraph-rsid="0023aac9"/>
    </style:style>
    <style:style style:name="P12" style:family="paragraph" style:parent-style-name="Standard">
      <style:paragraph-properties fo:margin-top="0cm" fo:margin-bottom="0.3cm" loext:contextual-spacing="false" fo:text-align="justify" style:justify-single-word="false"/>
      <style:text-properties officeooo:rsid="0023aac9" officeooo:paragraph-rsid="0023aac9"/>
    </style:style>
    <style:style style:name="P13" style:family="paragraph" style:parent-style-name="Standard">
      <style:paragraph-properties fo:margin-top="0cm" fo:margin-bottom="0.3cm" loext:contextual-spacing="false" fo:text-align="justify" style:justify-single-word="false"/>
      <style:text-properties officeooo:rsid="0027c199" officeooo:paragraph-rsid="0027c199"/>
    </style:style>
    <style:style style:name="P14" style:family="paragraph" style:parent-style-name="Standard">
      <style:paragraph-properties fo:margin-top="0cm" fo:margin-bottom="0.3cm" loext:contextual-spacing="false" fo:text-align="justify" style:justify-single-word="false"/>
      <style:text-properties officeooo:rsid="00282117" officeooo:paragraph-rsid="00282117"/>
    </style:style>
    <style:style style:name="P15" style:family="paragraph" style:parent-style-name="Standard" style:list-style-name="L2">
      <style:paragraph-properties fo:margin-top="0cm" fo:margin-bottom="0.3cm" loext:contextual-spacing="false" fo:text-align="justify" style:justify-single-word="false"/>
      <style:text-properties officeooo:rsid="00282117" officeooo:paragraph-rsid="00282117"/>
    </style:style>
    <style:style style:name="P16" style:family="paragraph" style:parent-style-name="Standard" style:list-style-name="L1">
      <style:paragraph-properties fo:margin-top="0cm" fo:margin-bottom="0.3cm" loext:contextual-spacing="false" fo:text-align="justify" style:justify-single-word="false"/>
      <style:text-properties officeooo:rsid="0029addd" officeooo:paragraph-rsid="0029addd"/>
    </style:style>
    <style:style style:name="P17" style:family="paragraph" style:parent-style-name="Standard">
      <style:paragraph-properties fo:margin-top="0cm" fo:margin-bottom="0.3cm" loext:contextual-spacing="false" fo:text-align="justify" style:justify-single-word="false"/>
      <style:text-properties officeooo:rsid="002b7ad0" officeooo:paragraph-rsid="002b7ad0"/>
    </style:style>
    <style:style style:name="P18" style:family="paragraph" style:parent-style-name="Standard">
      <style:paragraph-properties fo:margin-top="0cm" fo:margin-bottom="0.3cm" loext:contextual-spacing="false" fo:text-align="justify" style:justify-single-word="false"/>
      <style:text-properties officeooo:rsid="002c6e04" officeooo:paragraph-rsid="002c6e04"/>
    </style:style>
    <style:style style:name="P19" style:family="paragraph" style:parent-style-name="Standard">
      <style:paragraph-properties fo:margin-top="0cm" fo:margin-bottom="0.3cm" loext:contextual-spacing="false" fo:text-align="justify" style:justify-single-word="false"/>
      <style:text-properties officeooo:rsid="002c751c" officeooo:paragraph-rsid="002c751c"/>
    </style:style>
    <style:style style:name="P20" style:family="paragraph" style:parent-style-name="Standard">
      <style:paragraph-properties fo:margin-top="0cm" fo:margin-bottom="0.3cm" loext:contextual-spacing="false" fo:text-align="justify" style:justify-single-word="false"/>
      <style:text-properties officeooo:rsid="002e3838" officeooo:paragraph-rsid="002e3838"/>
    </style:style>
    <style:style style:name="P21" style:family="paragraph" style:parent-style-name="Standard">
      <style:paragraph-properties fo:margin-top="0cm" fo:margin-bottom="0.3cm" loext:contextual-spacing="false" fo:text-align="justify" style:justify-single-word="false"/>
      <style:text-properties officeooo:rsid="002fd2a1" officeooo:paragraph-rsid="002fd2a1"/>
    </style:style>
    <style:style style:name="P22" style:family="paragraph" style:parent-style-name="Standard" style:list-style-name="L3">
      <style:paragraph-properties fo:margin-top="0cm" fo:margin-bottom="0.3cm" loext:contextual-spacing="false" fo:text-align="justify" style:justify-single-word="false"/>
      <style:text-properties officeooo:rsid="002fd2a1" officeooo:paragraph-rsid="002fd2a1"/>
    </style:style>
    <style:style style:name="P23" style:family="paragraph" style:parent-style-name="Standard">
      <style:paragraph-properties fo:margin-top="0cm" fo:margin-bottom="0.3cm" loext:contextual-spacing="false" fo:text-align="justify" style:justify-single-word="false"/>
      <style:text-properties officeooo:rsid="00308fe9" officeooo:paragraph-rsid="00308fe9"/>
    </style:style>
    <style:style style:name="P24" style:family="paragraph" style:parent-style-name="Standard">
      <style:paragraph-properties fo:margin-left="1.251cm" fo:margin-right="0cm" fo:margin-top="0cm" fo:margin-bottom="0.3cm" loext:contextual-spacing="false" fo:text-align="justify" style:justify-single-word="false" fo:text-indent="0cm" style:auto-text-indent="false"/>
      <style:text-properties officeooo:rsid="00282117" officeooo:paragraph-rsid="00282117"/>
    </style:style>
    <style:style style:name="P25" style:family="paragraph" style:parent-style-name="Standard">
      <style:paragraph-properties fo:margin-left="1.251cm" fo:margin-right="0cm" fo:margin-top="0cm" fo:margin-bottom="0.3cm" loext:contextual-spacing="false" fo:text-align="justify" style:justify-single-word="false" fo:text-indent="0cm" style:auto-text-indent="false"/>
      <style:text-properties officeooo:rsid="0029addd" officeooo:paragraph-rsid="0029addd"/>
    </style:style>
    <style:style style:name="P26" style:family="paragraph" style:parent-style-name="Standard">
      <style:paragraph-properties fo:margin-left="0cm" fo:margin-right="0cm" fo:margin-top="0cm" fo:margin-bottom="0.3cm" loext:contextual-spacing="false" fo:text-align="justify" style:justify-single-word="false" fo:text-indent="0cm" style:auto-text-indent="false"/>
      <style:text-properties officeooo:rsid="00282117" officeooo:paragraph-rsid="00282117"/>
    </style:style>
    <style:style style:name="P27" style:family="paragraph" style:parent-style-name="Standard">
      <style:paragraph-properties fo:margin-left="0cm" fo:margin-right="0cm" fo:margin-top="0cm" fo:margin-bottom="0.3cm" loext:contextual-spacing="false" fo:text-align="justify" style:justify-single-word="false" fo:text-indent="0cm" style:auto-text-indent="false"/>
      <style:text-properties officeooo:rsid="0029addd" officeooo:paragraph-rsid="0029addd"/>
    </style:style>
    <style:style style:name="P28" style:family="paragraph" style:parent-style-name="Standard">
      <style:paragraph-properties fo:margin-left="0cm" fo:margin-right="0cm" fo:margin-top="0cm" fo:margin-bottom="0.3cm" loext:contextual-spacing="false" fo:text-align="justify" style:justify-single-word="false" fo:text-indent="0cm" style:auto-text-indent="false"/>
      <style:text-properties officeooo:rsid="002b5375" officeooo:paragraph-rsid="002b5375"/>
    </style:style>
    <style:style style:name="P29" style:family="paragraph" style:parent-style-name="Standard" style:list-style-name="L1">
      <style:paragraph-properties fo:margin-top="0cm" fo:margin-bottom="0cm" loext:contextual-spacing="false" fo:line-height="100%" fo:text-align="justify" style:justify-single-word="false"/>
      <style:text-properties officeooo:rsid="0029addd" officeooo:paragraph-rsid="0029addd"/>
    </style:style>
    <style:style style:name="P30" style:family="paragraph" style:parent-style-name="Standard" style:list-style-name="L3">
      <style:paragraph-properties fo:margin-top="0cm" fo:margin-bottom="0cm" loext:contextual-spacing="false" fo:text-align="justify" style:justify-single-word="false"/>
      <style:text-properties officeooo:rsid="002e3838" officeooo:paragraph-rsid="002e3838"/>
    </style:style>
    <style:style style:name="P31" style:family="paragraph" style:parent-style-name="Standard" style:list-style-name="L3">
      <style:paragraph-properties fo:margin-top="0cm" fo:margin-bottom="0cm" loext:contextual-spacing="false" fo:text-align="justify" style:justify-single-word="false"/>
      <style:text-properties officeooo:rsid="002fd2a1" officeooo:paragraph-rsid="002fd2a1"/>
    </style:style>
    <style:style style:name="P32" style:family="paragraph" style:parent-style-name="Heading">
      <style:paragraph-properties fo:text-align="justify" style:justify-single-word="false"/>
    </style:style>
    <style:style style:name="P33" style:family="paragraph" style:parent-style-name="Heading_20_2">
      <style:paragraph-properties fo:text-align="justify" style:justify-single-word="false"/>
    </style:style>
    <style:style style:name="P34" style:family="paragraph">
      <style:paragraph-properties fo:text-align="center"/>
    </style:style>
    <style:style style:name="T1" style:family="text">
      <style:text-properties officeooo:rsid="0019c35f"/>
    </style:style>
    <style:style style:name="T2" style:family="text">
      <style:text-properties officeooo:rsid="001a6bd5"/>
    </style:style>
    <style:style style:name="T3" style:family="text">
      <style:text-properties fo:font-style="italic" style:font-style-asian="italic" style:font-style-complex="italic"/>
    </style:style>
    <style:style style:name="T4" style:family="text">
      <style:text-properties officeooo:rsid="001ac5ff"/>
    </style:style>
    <style:style style:name="T5" style:family="text">
      <style:text-properties fo:font-weight="bold" style:font-weight-asian="bold" style:font-weight-complex="bold"/>
    </style:style>
    <style:style style:name="T6" style:family="text">
      <style:text-properties officeooo:rsid="001e0b28"/>
    </style:style>
    <style:style style:name="T7" style:family="text">
      <style:text-properties officeooo:rsid="0022586c"/>
    </style:style>
    <style:style style:name="T8" style:family="text">
      <style:text-properties officeooo:rsid="00270253"/>
    </style:style>
    <style:style style:name="T9" style:family="text">
      <style:text-properties officeooo:rsid="00282117"/>
    </style:style>
    <style:style style:name="T10" style:family="text">
      <style:text-properties officeooo:rsid="002b5375"/>
    </style:style>
    <style:style style:name="T11" style:family="text">
      <style:text-properties officeooo:rsid="002c6e04"/>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marker-end="Short_20_line_20_Arrow"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marker-end="Diamond_20_unfilled"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marker-end="Triangle_20_unfilled"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marker-end="Diamond"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 style:family="graphic">
      <style:graphic-properties draw:textarea-horizontal-align="justify" draw:textarea-vertical-align="middle" draw:auto-grow-height="false" fo:min-height="2.487cm" fo:min-width="3.942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a modélisation des données</text:p>
      <text:p text:style-name="Subtitle">Gautier Poupeau</text:p>
      <text:p text:style-name="P1"/>
      <text:p text:style-name="P2">Actuellement architecte de données à l’INA. Beaucoup d’expérience dans le public ou le privé. Implémentation d’Isidore, de SPAR à la BnF et de Electre. </text:p>
      <text:p text:style-name="P2"/>
      <text:p text:style-name="P2">1) Définitions et modélisation</text:p>
      <text:p text:style-name="P2"><text:span text:style-name="T1">2) </text:span>Ecosystème de la donnée</text:p>
      <text:p text:style-name="P2"><text:span text:style-name="T1">3) </text:span>NoSQL</text:p>
      <text:p text:style-name="P2"><text:span text:style-name="T1">4) </text:span>Intéropérabilité et technologies de base du web sémantique</text:p>
      <text:p text:style-name="P2"><text:span text:style-name="T1">5) </text:span>Modèle conceptuel et ontologie</text:p>
      <text:p text:style-name="P2">(…)</text:p>
      <text:p text:style-name="P2">→ cf plan du module sur powerpoint → cours basé sur kô acquises durant l’année, avec pauses durant l’année. <text:span text:style-name="T2">Un exercice en groupe sur la modélisation de données (notamment visualisation de données). </text:span></text:p>
      <text:p text:style-name="P2"/>
      <text:h text:style-name="P33" text:outline-level="2">Définitions</text:h>
      <text:p text:style-name="P32">Schéma : DIKW Pyramid. </text:p>
      <text:p text:style-name="P3">Donnée (data) : la plus petite strate de granularité. Des fait, des signaux qui marque une information de manière indépendante les unes des autres mais non traité. Il n’y a pas de traitement sur la donnée toute seule.</text:p>
      <text:p text:style-name="P3">Information : ensemble organisé de données, ou résultat d’un traitement de données.</text:p>
      <text:p text:style-name="P3">Connaissance : à partir d’un certain nombre d’information on fait des synthèses ou des déduction qui amènent à des connaissances</text:p>
      <text:p text:style-name="P3">Sagesse : pouvoir partager des connaissance ou des les assimiler.</text:p>
      <text:p text:style-name="P3">Les machines s’arrêtent au stade de l’information. </text:p>
      <text:p text:style-name="P3"/>
      <text:p text:style-name="P3">Un document et une donnée sont deux choses différentes. </text:p>
      <text:p text:style-name="P3"><text:span text:style-name="T5">Document : </text:span>un ensemble logique fini et délimité d’information. L’idée d’ensemble fini est essentiel. cf. Jean Michel Salaün / Pédauque → une autre définition (dans <text:span text:style-name="T3">Vu, Lu, Su)</text:span> : est un document tout objet qui peut être vu, lu et su. </text:p>
      <text:p text:style-name="P3"><text:span text:style-name="T5">Donnée :</text:span> <text:span text:style-name="T4">une unité qui ne sert à rien seule, qui doit être mise dans un ensemble pour faire sens. </text:span></text:p>
      <text:p text:style-name="P4"><text:span text:style-name="T5">Métadonnée : </text:span>une donnée sur une donnée.</text:p>
      <text:p text:style-name="P4"/>
      <text:p text:style-name="P4">On a tendance à faire une stricte séparation entre les deux, mais la distinction tend à ne plus être faite. </text:p>
      <text:p text:style-name="P4"/>
      <text:h text:style-name="P33" text:outline-level="2">Cycle de vie de la donnée</text:h>
      <text:p text:style-name="P4"><text:span text:style-name="T5">Modélisation </text:span>: organisation conceptuelle de la donnée (qui permet à la machine de savoir comment est structuré l’information pour qu’elle puisse travailler avec elle). </text:p>
      <text:p text:style-name="P4"><text:span text:style-name="T5">Acquisition</text:span> de la donnée ; acquisition au sens large : saisie ou récupération/génération de donnée, ou transformation de données, … </text:p>
      <text:p text:style-name="P4"><text:span text:style-name="T5">Stockage :</text:span> organisation non plus logique mais physique par rapport aux différents systèmes de stockages de la données</text:p>
      <text:p text:style-name="P4"><text:soft-page-break/><text:span text:style-name="T5">Exploitation :</text:span> phase d’analyse, de traitement (ex : Text data mining (TDM)).</text:p>
      <text:p text:style-name="P4"><text:span text:style-name="T5">Exposition :</text:span> mise à disposition en interne ou en externe ; création de l’interopérabilité.</text:p>
      <text:p text:style-name="P4">[fin de la partie qui concerne l’architecture des données]</text:p>
      <text:p text:style-name="P4"><text:span text:style-name="T5">Visualisation :</text:span> usage, interface graphique, architecture de l’information (manière de représenter l’information ; élément de design, d’UX, etc). </text:p>
      <text:p text:style-name="P4"/>
      <text:p text:style-name="P4"/>
      <text:h text:style-name="P33" text:outline-level="2">La modélisation </text:h>
      <text:p text:style-name="P4"/>
      <text:p text:style-name="P4">L’objectif de la modélisation, c’est de réussir à circonscrire un monde pour que les machine réussissent à l’appréhender au niveau information. On va donc analyser ce monde, pour en comprendre les principes de fonctionnement, établir sa logique. Enfin, on décrit ces éléments. </text:p>
      <text:p text:style-name="P4"/>
      <text:p text:style-name="P5">Le mouvement consiste à d’abord se détacher de l’usage pour faire ressortir la logique, puis ensuite on revient à l’usage. Si on ne fait pas ça, on risque de mettre des bornes à l’outil ou au traitement que l’on fait. </text:p>
      <text:p text:style-name="P5"/>
      <text:p text:style-name="P5">→ beaucoup de choses composent un monde. Cf la liste du diapo. </text:p>
      <text:p text:style-name="P5">- entités</text:p>
      <text:p text:style-name="P5">- relations</text:p>
      <text:p text:style-name="P5">- utilisateurs</text:p>
      <text:p text:style-name="P5">- interactions/Etats</text:p>
      <text:p text:style-name="P5">- systèmes</text:p>
      <text:p text:style-name="P5">- machines/logiciels/composants</text:p>
      <text:p text:style-name="P5">- process/traitement (- fonctionnalités ; - tâches ; activités)</text:p>
      <text:p text:style-name="P5"/>
      <text:p text:style-name="P5"/>
      <text:h text:style-name="P33" text:outline-level="2">Modélisation des données</text:h>
      <text:p text:style-name="Heading">Le modèle conceptuel </text:p>
      <text:p text:style-name="P6">(ne demande qu’un crayon et un papier) : abstraction totale du monde qu’on veut d’écrire, sans prise en compte de l’implémentation, de l’utilisation, etc.</text:p>
      <text:p text:style-name="P5">1) trouver les types d’objets que l’on veut modéliser <text:span text:style-name="T6">(un concept ou une chose immatériel peut être un type)</text:span></text:p>
      <text:p text:style-name="P5">2) <text:span text:style-name="T6">relation entre les différents types (permet parfois de raffiner les type, ou d’en rajouter)</text:span></text:p>
      <text:p text:style-name="P7">3) trouver les caractéristiques de ces différentes entités</text:p>
      <text:p text:style-name="P7">4) LA RELATION ELLE-MÊME EST UNE ENTITÉ.</text:p>
      <text:p text:style-name="P7">5) L’INFORMATION SUR UNE CARACTÉRISTIQUE EST AUSSI ELLE-MÊME UNE DONNÉE.</text:p>
      <text:p text:style-name="P7"/>
      <text:p text:style-name="P7">A (entité 1) → B (entité 2)</text:p>
      <text:p text:style-name="P7"><text:tab/>C (relation entre A et B : entité 3)</text:p>
      <text:p text:style-name="P7">D (dit que A est x, ou y ; entité 4)</text:p>
      <text:p text:style-name="P7">(cf gribouillis dans le cahier)</text:p>
      <text:p text:style-name="P7"/>
      <text:p text:style-name="P7">Dès qu’on exprime une information sur une information, forcément cette information devient une entité. </text:p>
      <text:p text:style-name="P7"/>
      <text:p text:style-name="P7"/>
      <text:p text:style-name="P8"><text:soft-page-break/>Exercice : modéliser des personnes. (qu’est-ce que ça signifie d’expliquer ce qu’est une personne à une machine).</text:p>
      <text:p text:style-name="P8"/>
      <text:p text:style-name="P9">Il ne faut jamais oublier la notion d’événement (à laquelle sont rattachées une temporalité, une localisation, et une nature de relation, etc).</text:p>
      <text:p text:style-name="P10">Le fait de faire d’une information une entité et non pas une caractéristique permet d’ajouter de la nuance et de la mutabilité.</text:p>
      <text:p text:style-name="P10"><text:span text:style-name="T7">Une entité peut n’avoir que des relations, pas nécessairement des caractéristiques.</text:span></text:p>
      <text:p text:style-name="P10"><text:span text:style-name="T7">La modélisation dépend de l’objectif de la modélisation. </text:span><text:s/></text:p>
      <text:p text:style-name="P11">Aucune modélisation n’est parfaite. On revient toujours sur une modélisation pour la revoir. </text:p>
      <text:p text:style-name="Heading">Le modèle de donnée logique</text:p>
      <text:p text:style-name="P12">Trois façon principales d’organiser les données pour un système informatique : </text:p>
      <text:p text:style-name="P12">Graphe (RDF) : proche de la manière dont on représente le modèle conceptuel.</text:p>
      <text:p text:style-name="P12">Arborescence (XML) : répétition des entités à l’intérieur des arborescence. Plus facile de gérer les performances dans ce système. Cela dit, ça implique qu’il faut répéter les modifications pour une entité, dans tous les niveaux d’arborescence.</text:p>
      <text:p text:style-name="P12">Données tabulaires (Bdd relationnelles) : l’information est modélisée sous la forme de tableaux, et on inscrit des relations entre les tableaux. Chaque colonne représente une caractéristique, chaque ligne est une occurrence de l’entité. </text:p>
      <text:p text:style-name="P12">Tous les systèmes informatiques sont basés sur l’un de ces trois modèles. On n’est pas au niveau du logiciel : le logiciel ne fait qu’implémenter une logique d’organisation de l’information. Il n’y a pas un modèle meilleur que l’autre : chacun a des avantages, des inconvénients et des intérêts, et peut être plus ou moins bien adapté à certains types d’informations. </text:p>
      <text:p text:style-name="P12">Il faut adapter le modèle conceptuel au modèle logique : on y perd des niveaux de détail, et ça permet à la fois d’améliorer le modèle conceptuel, et de se rendre compte du modèle logique qui est le plus pertinent pour ce cas-là. </text:p>
      <text:p text:style-name="Heading">Le modèle de données physique</text:p>
      <text:p text:style-name="P12">Couches basses de l’informatique : c’est le job des DBA (Data <text:span text:style-name="T8">B</text:span>ase <text:span text:style-name="T8">A</text:span>dministrator) → faire en sorte de faire rentrer le modèle de donnée conceptuel entré dans le modèle logique à l’intérieur du logiciel, et de l’optimiser. C’est pas notre travail ça. Mise en garde : il faut faire attention à ce que le DBA respecte bien l’intégrité du modèle, il faut un dialogue entre la personne qui s’occupe de la couche logique et la personne qui s’occupe de la couche physique. </text:p>
      <text:p text:style-name="P13"/>
      <text:p text:style-name="P13">Mise en garde : le job du chercheur c’est de trouver des questions ; celui de l’ingénieur c’est de répondre à des questions et de trouver des solutions. → on a vocation a être des ingénieurs. <text:s/>Il faut donc garder en tête les objectifs et contraintes de la modélisation pour s’arrêter quand il faut. </text:p>
      <text:p text:style-name="P13">= Appel à être pragmatique et à simplifier. </text:p>
      <text:p text:style-name="P13">Il existe des modèles qu’il est utile de consulter pour s’inspirer, s’aider etc. Il faut cependant toujours garder un regard critique devant un modèle, parce que l’objectif peut être différent, de même que les contraintes structurelles liées à l’entreprise, ou au contexte d’implémentation. <text:span text:style-name="T9">(Ca peut être frustrant). </text:span></text:p>
      <text:p text:style-name="P13"/>
      <text:h text:style-name="Heading_20_2" text:outline-level="2"><draw:custom-shape text:anchor-type="paragraph" draw:z-index="4" draw:name="Forme2" draw:style-name="gr5" svg:width="3.943cm" svg:height="2.488cm" svg:x="12.76cm" svg:y="0.54cm"><text:p/><draw:enhanced-geometry svg:viewBox="0 0 21600 21600" draw:type="rectangle" draw:enhanced-path="M 0 0 L 21600 0 21600 21600 0 21600 0 0 Z N"/></draw:custom-shape><text:soft-page-break/>Unified Modeling Language (UML)</text:h>
      <text:p text:style-name="P14">UML est une norme qui concerne la représentation graphique du modèle. </text:p>
      <text:p text:style-name="P14">Les entités sont appelées des <text:span text:style-name="T5">classes</text:span> (représentées par un rectangle)</text:p>
      <text:p text:style-name="P14"/>
      <text:p text:style-name="P24">Toutes les caractéristiques d’une classe se retrouve normalement sur une sous-classe. Une caractéristique d’un classe peut être propre à une sous-classe et pas à sa super-classe. </text:p>
      <text:p text:style-name="P25">Une <text:span text:style-name="T5">instance de classe</text:span> est un individu à l’intérieur de la classe.</text:p>
      <text:p text:style-name="P14">Les <text:span text:style-name="T5">relations</text:span> entre les classes sont représentées par des flèches, qui sont de quatre types :</text:p>
      <text:list xml:id="list7688017007663568931" text:style-name="L2">
        <text:list-item>
          <text:p text:style-name="P15"><draw:line text:anchor-type="paragraph" draw:z-index="0" draw:name="Forme1" draw:style-name="gr1" draw:text-style-name="P34" svg:x1="4.78cm" svg:y1="0.276cm" svg:x2="8.511cm" svg:y2="0.25cm"><text:p/></draw:line>relation <text:s text:c="6"/></text:p>
        </text:list-item>
        <text:list-item>
          <text:p text:style-name="P15"><draw:line text:anchor-type="paragraph" draw:z-index="2" draw:name="Forme1" draw:style-name="gr3" draw:text-style-name="P34" svg:x1="4.86cm" svg:y1="0.234cm" svg:x2="8.591cm" svg:y2="0.208cm"><text:p/></draw:line>typologie</text:p>
        </text:list-item>
        <text:list-item>
          <text:p text:style-name="P15"><draw:line text:anchor-type="paragraph" draw:z-index="3" draw:name="Forme1" draw:style-name="gr4" draw:text-style-name="P34" svg:x1="4.965cm" svg:y1="0.276cm" svg:x2="8.696cm" svg:y2="0.25cm"><text:p/></draw:line>agrégation<text:tab/><text:tab/><text:tab/></text:p>
        </text:list-item>
        <text:list-item>
          <text:p text:style-name="P15"><draw:line text:anchor-type="paragraph" draw:z-index="1" draw:name="Forme1" draw:style-name="gr2" draw:text-style-name="P34" svg:x1="4.939cm" svg:y1="0.264cm" svg:x2="8.67cm" svg:y2="0.238cm"><text:p/></draw:line>composition</text:p>
        </text:list-item>
      </text:list>
      <text:p text:style-name="P27">Typologie : [manque la def]</text:p>
      <text:p text:style-name="P26">Agrégation : les deux entités peuvent être pensées de manière indépendantes l’une de l’autre (elles peuvent exister l’une sans l’autre) ;</text:p>
      <text:p text:style-name="P26">Composition : la relation entre les deux entités est intrinsèque à la nature des deux entités (elles ne peuvent pas vivent l’une sans l’autre) ; </text:p>
      <text:p text:style-name="P27">Relation : tout le reste.</text:p>
      <text:p text:style-name="P27">Il y a souvent les modèles où tout est considéré comme une relation et qui oublient d’utiliser les autres types de flèches. </text:p>
      <text:p text:style-name="P27">Les <text:span text:style-name="T5">cardinalités</text:span> indication du nombre de relation possibles entre une entité et une autre : elles sont notés du côté de la fin de la flèche de la relation : </text:p>
      <text:list xml:id="list8002749986700877489" text:style-name="L1">
        <text:list-item>
          <text:p text:style-name="P29">0...1 : soit la relation existe, soit elle n’existe pas. </text:p>
        </text:list-item>
        <text:list-item>
          <text:p text:style-name="P29">0…n : soit aucune, soit une ou plusieurs.</text:p>
        </text:list-item>
        <text:list-item>
          <text:p text:style-name="P29">1...1 : il y a forcément une relation et une seule relation (il faut s’interroger dans ce cas sur la validité de la relation car c’est très très rare).</text:p>
        </text:list-item>
        <text:list-item>
          <text:p text:style-name="P16">1...n : il y a forcément au moins une relation entre les deux entités </text:p>
        </text:list-item>
      </text:list>
      <text:p text:style-name="P27">Le <text:span text:style-name="T5">typage de données </text:span>permet d’indiquer la nature de la valeur d’une caractéristique dans une classe (ex : des chaînes de caractère (string), une date, nombre entier (integer), nombre entier naturels (float), entier négatifs (double)…). <text:span text:style-name="T10">C’est essentiel pour rendre le traitement de ces caractéristiques plus pertinents. Par exemple, si on indique pas que les nombres sont des nombres, on ne peut pas les ordonner efficacement. </text:span></text:p>
      <text:p text:style-name="P28">Les <text:span text:style-name="T5">caractéristiques</text:span> sont appelées des attributs.</text:p>
      <text:p text:style-name="P14"/>
      <text:p text:style-name="P17">Mise en garde sur le nommage de classe : la terminologie a beaucoup d’importance pour que la modélisation soit claire et précise, dont intelligible. <text:span text:style-name="T11">Il y a des logiciels dédiés à la modélisation en UML.</text:span></text:p>
      <text:p text:style-name="P18"/>
      <text:h text:style-name="Heading_20_2" text:outline-level="2"><text:soft-page-break/>Comment modéliser ?</text:h>
      <text:p text:style-name="P18">On peut modéliser autre chose que des données, par exemple des actions. Ca permet notamment d’envisager une série d’étapes et de tâches unitaires à l’intérieur d’un processus, en partant d’un état initial vers un état final. C’est un élément important de la maîtrise d’ouvrage. </text:p>
      <text:p text:style-name="P19">1) identifier les différentes étapes/tâches unitaire d’un processus</text:p>
      <text:p text:style-name="P19">2) identifier la nature des étapes</text:p>
      <text:p text:style-name="P19">3) identifier les enchaînements entre les étapes (donc aussi identifier les erreurs, les causes et les actions à faire en cas d’erreur (ex simplement : avoir un message d’erreur cohérent pour identifier l’erreur)).</text:p>
      <text:p text:style-name="P19">→ on peut réaliser des diagrammes comportementaux. </text:p>
      <text:p text:style-name="P19">Tâche unitaire : carré (on peut lui attacher des règles de gestion)</text:p>
      <text:p text:style-name="P19">Décision avec des chemins : losange</text:p>
      <text:p text:style-name="P19">Possible d’avoir des taches parallèles : barre (séparation ou fusion)</text:p>
      <text:p text:style-name="P19">Etat final : on peut avoir plusieurs états finaux, notamment quand on a des état finaux d’erreur. </text:p>
      <text:p text:style-name="P19"/>
      <text:p text:style-name="P20">Il existe d’autres formes de diagrammes :</text:p>
      <text:p text:style-name="P20">- diagramme de séquence : pour représenter les différents acteurs et les interactions entre les différents acteurs ; avec des lignes de temps qui permette de caler les mise en place d’action par rapport aux autres.</text:p>
      <text:p text:style-name="P20">- diagramme d’utilisation : permet d’identifier toutes les interactions possibles entre les différents acteurs. Le système intègre toutes les fonctionnalités possible et on fait des liens entre les acteurs à travers les fonctionnalités du système (cf diapo)</text:p>
      <text:p text:style-name="P20">- diagramme de déploiement : comment on va déployer le système d’un point de vue matériel. On le verra rarement.</text:p>
      <text:p text:style-name="P20"/>
      <text:p text:style-name="P20">Il y a d’autres langages de modélisations graphiques qu’UML, mais c’est le plus répandu et le plus utilisé. Ex : Meurise. </text:p>
      <text:p text:style-name="P20"/>
      <text:p text:style-name="P20">Différentes couche d’architecture</text:p>
      <text:p text:style-name="P20">Un système d’information est un système complexe dans lequel il y a différentes couchers d’information. </text:p>
      <text:list xml:id="list7470318352051254848" text:style-name="L3">
        <text:list-item>
          <text:p text:style-name="P30">Chaque entité a des objectifs, qu’il faut rattachés à des fiches métiers.</text:p>
        </text:list-item>
        <text:list-item>
          <text:p text:style-name="P30">Traduction des fiches métiers en architecture fonctionnel pour penser un logiciel qui correspond aux besoin.</text:p>
        </text:list-item>
        <text:list-item>
          <text:p text:style-name="P31">Cette architecture se décline en applicatifs</text:p>
        </text:list-item>
        <text:list-item>
          <text:p text:style-name="P22">Architecture technique avec des machines, un réseau et des logiciels.</text:p>
        </text:list-item>
      </text:list>
      <text:p text:style-name="P21">Les couches 2 et 3 sont celles qui nous concernent le plus (sauf dans des petites structures). Il existe des intervenants spécialisés sur chacune des couches. </text:p>
      <text:p text:style-name="P23"><text:soft-page-break/>Le problème de cette architecture, c’est que cela crée des sortes de silos d’informations où le traitement de l’information n’est pas transversal. → actuellement on essaie d’améliorer la circulation entre les couches. </text:p>
      <text:p text:style-name="P13"/>
      <text:p text:style-name="P13"/>
      <text:p text:style-name="P12"/>
      <text:p text:style-name="P12"/>
      <text:p text:style-name="P5"/>
      <text:p text:style-name="P5"/>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Diamond" svg:viewBox="0 0 3000 6000" svg:d="M1500 0l1500 3000-1500 3000-1500-3000z"/>
    <draw:marker draw:name="Diamond_20_unfilled" draw:display-name="Diamond unfilled" svg:viewBox="0 0 3000 6000" svg:d="M1500 0l1500 3000-1500 3000-1500-3000zM1500 447l-1276 2553 1276 2553 1276-2553z"/>
    <draw:marker draw:name="Short_20_line_20_Arrow" draw:display-name="Short line Arrow" svg:viewBox="0 0 3000 3000" svg:d="M1500 0l1500 2789v211h-114l-1286-2392v2392h-200v-2392l-1286 2392h-114v-211z"/>
    <draw:marker draw:name="Triangle_20_unfilled" draw:display-name="Triangle unfilled" svg:viewBox="0 0 3000 3000" svg:d="M1500 0l1500 3000h-3000zM1500 447l-1176 2353h235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9T09:34:26.732337387</meta:creation-date>
    <dc:date>2017-10-09T12:33:12.118984675</dc:date>
    <meta:editing-duration>PT53M59S</meta:editing-duration>
    <meta:editing-cycles>13</meta:editing-cycles>
    <meta:generator>LibreOffice/5.1.6.2$Linux_X86_64 LibreOffice_project/10m0$Build-2</meta:generator>
    <meta:document-statistic meta:table-count="0" meta:image-count="0" meta:object-count="0" meta:page-count="6" meta:paragraph-count="118" meta:word-count="1897" meta:character-count="11716" meta:non-whitespace-character-count="9894"/>
  </office:meta>
</office:document-meta>
</file>